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b0e" officeooo:paragraph-rsid="000b1b0e"/>
    </style:style>
    <style:style style:name="P2" style:family="paragraph" style:parent-style-name="Standard">
      <style:text-properties officeooo:rsid="000b6a49" officeooo:paragraph-rsid="000b6a49"/>
    </style:style>
    <style:style style:name="P3" style:family="paragraph" style:parent-style-name="Standard">
      <style:text-properties officeooo:rsid="000d25e5" officeooo:paragraph-rsid="000d2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ba</text:p>
      <text:p text:style-name="P1"/>
      <text:p text:style-name="P1">24 Jahre</text:p>
      <text:p text:style-name="P1">uno hermano menor pablo</text:p>
      <text:p text:style-name="P1">estudia policia naciona</text:p>
      <text:p text:style-name="P1">es de extremadura(Bundesland)</text:p>
      <text:p text:style-name="P1">dos privincias Caceres(madre), badanjoz(padre) divorciados</text:p>
      <text:p text:style-name="P1">dos primos casados portugues</text:p>
      <text:p text:style-name="P1">una prima </text:p>
      <text:p text:style-name="P1">hacer judo y jugar tenis</text:p>
      <text:p text:style-name="P2">no instrumentos</text:p>
      <text:p text:style-name="P2">bad guyal musica</text:p>
      <text:p text:style-name="P2">estoy soltera</text:p>
      <text:p text:style-name="P2">tieno dos gatas nueve y diez anos blancay perla</text:p>
      <text:p text:style-name="P2">reist viel und gerne</text:p>
      <text:p text:style-name="P2">he viajado mucho</text:p>
      <text:p text:style-name="P2">ingles Traduccion dolmetschen en salamanca 4jahre studiert</text:p>
      <text:p text:style-name="P2">sprachassistenten </text:p>
      <text:p text:style-name="P2">auxiliar de conversacion</text:p>
      <text:p text:style-name="P2">japones, portuges</text:p>
      <text:p text:style-name="P3">encantar las tapas</text:p>
      <text:p text:style-name="P3">vegetariana</text:p>
      <text:p text:style-name="P3">zu weihnachten besucht sie ihre familie</text:p>
      <text:p text:style-name="P3">vor einem jahr master in madrid zweitsprache lehramt</text:p>
      <text:p text:style-name="P3">pizza als lieblingessen gluten intolerante </text:p>
      <text:p text:style-name="P3">september 2021 nach österreich gekommen</text:p>
      <text:p text:style-name="P3">en la sombra squid g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5:40.935895955</meta:creation-date>
    <dc:date>2021-10-14T10:59:47.237857831</dc:date>
    <meta:editing-duration>PT13M4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98" meta:character-count="676" meta:non-whitespace-character-count="601"/>
  </office:meta>
</office:document-meta>
</file>